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alculation of GPU memory best utilizing batch size and batch lengt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atchsize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atchlength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features+labels</text:p>
          </table:table-cell>
          <table:table-cell table:formula="of:=160+13"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bytes per sp floa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 in MB</text:p>
          </table:table-cell>
          <table:table-cell table:formula="of:=[.B3]*[.B4]*[.B5]*[.B6] / 1000000" office:value-type="float" office:value="221.44" calcext:value-type="float">
            <text:p>221.44</text:p>
          </table:table-cell>
          <table:table-cell table:formula="of:=[.C3]*[.B4]*[.B5]*[.B6] / 1000000" office:value-type="float" office:value="110.72" calcext:value-type="float">
            <text:p>110.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.00.0000</text:date>, <text:time style:data-style-name="N2" text:time-value="14:14:01.308776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tz Augustin</meta:initial-creator>
    <meta:creation-date>2018-08-22T23:14:41.452392949</meta:creation-date>
    <dc:date>2018-09-07T14:34:57.673954345</dc:date>
    <dc:creator>Moritz Augustin</dc:creator>
    <meta:editing-duration>PT1H23M58S</meta:editing-duration>
    <meta:editing-cycles>7</meta:editing-cycles>
    <meta:generator>LibreOffice/6.0.6.2$Linux_X86_64 LibreOffice_project/00m0$Build-2</meta:generator>
    <meta:document-statistic meta:table-count="1" meta:cell-count="13" meta:object-count="0"/>
  </office:meta>
</office:document-meta>
</file>